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 Cyr" svg:font-family="Times New Roman Cyr" style:font-family-generic="swiss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 Cyr" style:font-name-complex="Times New Roman Cyr" fo:language="ru" fo:country="RU"/>
    </style:style>
    <style:style style:name="T5" style:parent-style-name="Основнойшрифтабзаца" style:family="text">
      <style:text-properties style:font-name="Calibri" style:font-name-complex="Times New Roman Cyr" fo:language="ru" fo:country="RU"/>
    </style:style>
    <style:style style:name="T6" style:parent-style-name="Основнойшрифтабзаца" style:family="text">
      <style:text-properties style:font-name="Calibri" style:font-name-complex="Times New Roman Cyr" fo:language="ru" fo:country="RU"/>
    </style:style>
    <style:style style:name="T7" style:parent-style-name="Основнойшрифтабзаца" style:family="text">
      <style:text-properties style:font-name="Times New Roman Cyr" style:font-name-complex="Times New Roman Cyr"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Основнойшрифтабзаца" style:family="text">
      <style:text-properties style:font-name="Times New Roman Cyr" style:font-name-complex="Times New Roman Cyr" fo:language="ru" fo:country="RU"/>
    </style:style>
    <style:style style:name="T10" style:parent-style-name="Основнойшрифтабзаца" style:family="text">
      <style:text-properties style:font-name="Calibri" style:font-name-complex="Times New Roman Cyr" fo:language="ru" fo:country="RU"/>
    </style:style>
    <style:style style:name="P11" style:parent-style-name="Standard" style:family="paragraph">
      <style:paragraph-properties fo:text-align="center"/>
      <style:text-properties fo:language="ru" fo:country="RU"/>
    </style:style>
    <style:style style:name="P12" style:parent-style-name="Standard" style:family="paragraph">
      <style:paragraph-properties>
        <style:tab-stops>
          <style:tab-stop style:type="center" style:position="2.7562in"/>
          <style:tab-stop style:type="left" style:position="4.4861in"/>
          <style:tab-stop style:type="center" style:position="5.7097in"/>
          <style:tab-stop style:type="left" style:position="6.1034in"/>
          <style:tab-stop style:type="left" style:position="7.4027in"/>
        </style:tab-stops>
      </style:paragraph-properties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15" style:parent-style-name="Основнойшрифтабзаца" style:family="text">
      <style:text-properties fo:background-color="#C0C0C0" style:text-underline-type="single" style:text-underline-style="solid" style:text-underline-width="auto" style:text-underline-mode="continuous" fo:language="ru" fo:country="RU"/>
    </style:style>
    <style:style style:name="T16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19" style:parent-style-name="Основнойшрифтабзаца" style:family="text">
      <style:text-properties fo:font-style="italic" style:font-style-asian="italic" fo:background-color="#C0C0C0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fo:font-style="italic" style:font-style-asian="italic" fo:background-color="#C0C0C0" style:text-underline-type="single" style:text-underline-style="solid" style:text-underline-width="auto" style:text-underline-mode="continuous" fo:language="ru" fo:country="RU"/>
    </style:style>
    <style:style style:name="T21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P24" style:parent-style-name="Standard" style:family="paragraph">
      <style:paragraph-properties>
        <style:tab-stops>
          <style:tab-stop style:type="left" style:position="2.2083in"/>
          <style:tab-stop style:type="left" style:position="6.7923in"/>
        </style:tab-stops>
      </style:paragraph-properties>
    </style:style>
    <style:style style:name="T25" style:parent-style-name="Основнойшрифтабзаца" style:family="text">
      <style:text-properties style:text-position="super 66.6%" fo:language="ru" fo:country="RU"/>
    </style:style>
    <style:style style:name="T26" style:parent-style-name="Основнойшрифтабзаца" style:family="text">
      <style:text-properties style:text-position="super 66.6%" fo:language="ru" fo:country="RU"/>
    </style:style>
    <style:style style:name="P27" style:parent-style-name="Standard" style:family="paragraph">
      <style:paragraph-properties>
        <style:tab-stops>
          <style:tab-stop style:type="left" style:position="2.2083in"/>
          <style:tab-stop style:type="left" style:position="6.7923in"/>
        </style:tab-stops>
      </style:paragraph-properties>
      <style:text-properties style:text-position="super 66.6%" fo:language="ru" fo:country="RU"/>
    </style:style>
    <style:style style:name="TableColumn29" style:family="table-column">
      <style:table-column-properties style:column-width="4.143in" style:use-optimal-column-width="false"/>
    </style:style>
    <style:style style:name="TableColumn30" style:family="table-column">
      <style:table-column-properties style:column-width="1.7722in" style:use-optimal-column-width="false"/>
    </style:style>
    <style:style style:name="TableColumn31" style:family="table-column">
      <style:table-column-properties style:column-width="1.5381in" style:use-optimal-column-width="false"/>
    </style:style>
    <style:style style:name="Table28" style:family="table">
      <style:table-properties style:width="7.4534in" fo:margin-left="0.0277in" table:align="left"/>
    </style:style>
    <style:style style:name="TableRow32" style:family="table-row">
      <style:table-row-properties style:min-row-height="0.2777in" style:use-optimal-row-height="false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35" style:parent-style-name="TableContents" style:family="paragraph">
      <style:text-properties fo:font-weight="bold" style:font-weight-asian="bold" style:font-weight-complex="bold" fo:language="ru" fo:country="RU"/>
    </style:style>
    <style:style style:name="TableRow36" style:family="table-row">
      <style:table-row-properties style:min-row-height="0.5604in"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38" style:parent-style-name="Обычныйвеб" style:family="paragraph">
      <style:paragraph-properties fo:margin-top="0in" fo:margin-bottom="0in"/>
    </style:style>
    <style:style style:name="T39" style:parent-style-name="Основнойшрифтабзаца" style:family="text">
      <style:text-properties fo:font-weight="bold" style:font-weight-asian="bold" style:font-weight-complex="bold"/>
    </style:style>
    <style:style style:name="T4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1" style:parent-style-name="Основнойшрифтабзаца" style:family="text">
      <style:text-properties fo:font-weight="bold" style:font-weight-asian="bold" style:font-weight-complex="bold"/>
    </style:style>
    <style:style style:name="T4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3" style:parent-style-name="Основнойшрифтабзаца" style:family="text">
      <style:text-properties fo:font-weight="bold" style:font-weight-asian="bold" style:font-weight-complex="bold"/>
    </style:style>
    <style:style style:name="P44" style:parent-style-name="TableContents" style:family="paragraph">
      <style:paragraph-properties fo:text-align="justify"/>
    </style:style>
    <style:style style:name="T45" style:parent-style-name="Основнойшрифтабзаца" style:family="text">
      <style:text-properties fo:language="ru" fo:country="RU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47" style:parent-style-name="TableContents" style:family="paragraph">
      <style:paragraph-properties fo:text-align="center"/>
    </style:style>
    <style:style style:name="T4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50" style:parent-style-name="TableContents" style:family="paragraph">
      <style:paragraph-properties fo:text-align="center"/>
    </style:style>
    <style:style style:name="T5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2" style:parent-style-name="Основнойшрифтабзаца" style:family="text">
      <style:text-properties style:font-name-asian="Times New Roman" style:font-name-complex="Times New Roman"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56" style:parent-style-name="TableContents" style:family="paragraph">
      <style:paragraph-properties fo:text-align="center"/>
    </style:style>
    <style:style style:name="T5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58" style:parent-style-name="TableContents" style:family="paragraph">
      <style:paragraph-properties fo:text-align="center"/>
    </style:style>
    <style:style style:name="T5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0" style:parent-style-name="Основнойшрифтабзаца" style:family="text">
      <style:text-properties fo:font-weight="bold" style:font-weight-asian="bold" style:font-weight-complex="bold"/>
    </style:style>
    <style:style style:name="T6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62" style:parent-style-name="TableContents" style:family="paragraph">
      <style:paragraph-properties fo:text-align="center"/>
    </style:style>
    <style:style style:name="T63" style:parent-style-name="Основнойшрифтабзаца" style:family="text">
      <style:text-properties fo:language="ru" fo:country="RU"/>
    </style:style>
    <style:style style:name="TableRow64" style:family="table-row">
      <style:table-row-properties style:min-row-height="0.552in"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7" style:parent-style-name="Основнойшрифтабзаца" style:family="text">
      <style:text-properties fo:font-weight="bold" style:font-weight-asian="bold" style:font-weight-complex="bold"/>
    </style:style>
    <style:style style:name="T6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9" style:parent-style-name="Основнойшрифтабзаца" style:family="text">
      <style:text-properties fo:font-weight="bold" style:font-weight-asian="bold" style:font-weight-complex="bold"/>
    </style:style>
    <style:style style:name="T7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1" style:parent-style-name="Основнойшрифтабзаца" style:family="text">
      <style:text-properties fo:font-weight="bold" style:font-weight-asian="bold" style:font-weight-complex="bold"/>
    </style:style>
    <style:style style:name="T7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3" style:parent-style-name="Основнойшрифтабзаца" style:family="text">
      <style:text-properties fo:font-weight="bold" style:font-weight-asian="bold" style:font-weight-complex="bold"/>
    </style:style>
    <style:style style:name="T7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5" style:parent-style-name="Гиперссылка" style:family="text">
      <style:text-properties style:font-weight-complex="bold" fo:font-style="italic" style:font-style-asian="italic" fo:background-color="#C0C0C0"/>
    </style:style>
    <style:style style:name="T76" style:parent-style-name="Гиперссылка" style:family="text">
      <style:text-properties style:font-weight-complex="bold" fo:font-style="italic" style:font-style-asian="italic" fo:background-color="#C0C0C0" fo:language="ru" fo:country="RU"/>
    </style:style>
    <style:style style:name="T77" style:parent-style-name="Гиперссылка" style:family="text">
      <style:text-properties style:font-weight-complex="bold" fo:font-style="italic" style:font-style-asian="italic" fo:background-color="#C0C0C0"/>
    </style:style>
    <style:style style:name="T78" style:parent-style-name="Гиперссылка" style:family="text">
      <style:text-properties style:font-weight-complex="bold" fo:font-style="italic" style:font-style-asian="italic" fo:background-color="#C0C0C0" fo:language="ru" fo:country="RU"/>
    </style:style>
    <style:style style:name="T79" style:parent-style-name="Гиперссылка" style:family="text">
      <style:text-properties style:font-weight-complex="bold" fo:font-style="italic" style:font-style-asian="italic" fo:background-color="#C0C0C0"/>
    </style:style>
    <style:style style:name="T80" style:parent-style-name="Гиперссылка" style:family="text">
      <style:text-properties style:font-weight-complex="bold" fo:font-style="italic" style:font-style-asian="italic" fo:background-color="#C0C0C0" fo:language="ru" fo:country="RU"/>
    </style:style>
    <style:style style:name="T81" style:parent-style-name="Гиперссылка" style:family="text">
      <style:text-properties style:font-weight-complex="bold" fo:font-style="italic" style:font-style-asian="italic" fo:background-color="#C0C0C0"/>
    </style:style>
    <style:style style:name="T82" style:parent-style-name="Гиперссылка" style:family="text">
      <style:text-properties style:font-weight-complex="bold" fo:font-style="italic" style:font-style-asian="italic" fo:background-color="#C0C0C0" fo:language="ru" fo:country="RU"/>
    </style:style>
    <style:style style:name="T83" style:parent-style-name="Гиперссылка" style:family="text">
      <style:text-properties style:font-weight-complex="bold" fo:font-style="italic" style:font-style-asian="italic" fo:background-color="#C0C0C0"/>
    </style:style>
    <style:style style:name="T84" style:parent-style-name="Гиперссылка" style:family="text">
      <style:text-properties style:font-weight-complex="bold" fo:font-style="italic" style:font-style-asian="italic" fo:background-color="#C0C0C0" fo:language="ru" fo:country="RU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88" style:parent-style-name="TableContents" style:family="paragraph">
      <style:text-properties fo:language="ru" fo:country="RU"/>
    </style:style>
    <style:style style:name="P89" style:parent-style-name="TableContents" style:family="paragraph">
      <style:text-properties fo:language="ru" fo:country="RU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9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94" style:parent-style-name="TableContents" style:family="paragraph">
      <style:paragraph-properties fo:margin-left="0.2645in" fo:text-indent="0in">
        <style:tab-stops>
          <style:tab-stop style:type="left" style:position="-0.2645in"/>
        </style:tab-stops>
      </style:paragraph-properties>
    </style:style>
    <style:style style:name="T95" style:parent-style-name="Основнойшрифтабзаца" style:family="text">
      <style:text-properties style:font-name-asian="Times New Roman" style:font-name-complex="Times New Roman" fo:language="ru" fo:country="RU"/>
    </style:style>
    <style:style style:name="T96" style:parent-style-name="Основнойшрифтабзаца" style:family="text">
      <style:text-properties style:font-name-asian="Times New Roman" style:font-name-complex="Times New Roman"/>
    </style:style>
    <style:style style:name="T97" style:parent-style-name="Основнойшрифтабзаца" style:family="text">
      <style:text-properties style:font-name-asian="Times New Roman" style:font-name-complex="Times New Roman" fo:language="ru" fo:country="RU"/>
    </style:style>
    <style:style style:name="P98" style:parent-style-name="TableContents" style:family="paragraph">
      <style:paragraph-properties fo:margin-left="0.2645in" fo:text-indent="0in">
        <style:tab-stops>
          <style:tab-stop style:type="left" style:position="-0.2645in"/>
        </style:tab-stops>
      </style:paragraph-properties>
    </style:style>
    <style:style style:name="T99" style:parent-style-name="Основнойшрифтабзаца" style:family="text">
      <style:text-properties style:font-name-asian="Times New Roman" style:font-name-complex="Times New Roman" fo:language="ru" fo:country="RU"/>
    </style:style>
    <style:style style:name="T100" style:parent-style-name="Основнойшрифтабзаца" style:family="text">
      <style:text-properties style:font-name-asian="Times New Roman" style:font-name-complex="Times New Roman"/>
    </style:style>
    <style:style style:name="T101" style:parent-style-name="Основнойшрифтабзаца" style:family="text">
      <style:text-properties style:font-name-asian="Times New Roman" style:font-name-complex="Times New Roman" fo:language="ru" fo:country="RU"/>
    </style:style>
    <style:style style:name="P102" style:parent-style-name="TableContents" style:family="paragraph">
      <style:paragraph-properties fo:margin-left="0.2645in" fo:text-indent="0in">
        <style:tab-stops>
          <style:tab-stop style:type="left" style:position="-0.2645in"/>
        </style:tab-stops>
      </style:paragraph-properties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P107" style:parent-style-name="TableContents" style:family="paragraph">
      <style:paragraph-properties fo:margin-left="0.2645in" fo:text-indent="0in">
        <style:tab-stops>
          <style:tab-stop style:type="left" style:position="-0.2645in"/>
        </style:tab-stops>
      </style:paragraph-properties>
      <style:text-properties fo:language="ru" fo:country="RU"/>
    </style:style>
    <style:style style:name="P108" style:parent-style-name="TableContents" style:family="paragraph">
      <style:paragraph-properties>
        <style:tab-stops>
          <style:tab-stop style:type="left" style:position="-1.5in"/>
        </style:tab-stops>
      </style:paragraph-properties>
    </style:style>
    <style:style style:name="T109" style:parent-style-name="Основнойшрифтабзаца" style:family="text">
      <style:text-properties style:font-name-asian="Times New Roman" style:font-name-complex="Times New Roman" fo:language="ru" fo:country="RU"/>
    </style:style>
    <style:style style:name="TableRow110" style:family="table-row">
      <style:table-row-properties style:min-row-height="0.7493in" style:use-optimal-row-height="false"/>
    </style:style>
    <style:style style:name="TableCell111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11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113" style:parent-style-name="TableContents" style:family="paragraph">
      <style:paragraph-properties fo:margin-left="0.2645in" fo:text-indent="-0.2645in">
        <style:tab-stops>
          <style:tab-stop style:type="left" style:position="-0.2645in"/>
        </style:tab-stops>
      </style:paragraph-properties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P116" style:parent-style-name="TableContents" style:family="paragraph">
      <style:paragraph-properties fo:margin-left="0.2645in" fo:text-indent="-0.2645in">
        <style:tab-stops>
          <style:tab-stop style:type="left" style:position="-0.2645in"/>
        </style:tab-stops>
      </style:paragraph-properties>
      <style:text-properties fo:language="ru" fo:country="RU"/>
    </style:style>
    <style:style style:name="P117" style:parent-style-name="TableContents" style:family="paragraph">
      <style:paragraph-properties fo:margin-left="0.2645in" fo:text-indent="-0.2645in">
        <style:tab-stops>
          <style:tab-stop style:type="left" style:position="-0.2645in"/>
        </style:tab-stops>
      </style:paragraph-properties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ableRow120" style:family="table-row">
      <style:table-row-properties style:min-row-height="0.6756in" style:use-optimal-row-height="false"/>
    </style:style>
    <style:style style:name="TableCell1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2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124" style:parent-style-name="TableContents" style:family="paragraph">
      <style:paragraph-properties fo:margin-left="0in" fo:text-indent="0in">
        <style:tab-stops>
          <style:tab-stop style:type="left" style:position="0.275in"/>
        </style:tab-stops>
      </style:paragraph-properties>
      <style:text-properties fo:language="ru" fo:country="RU"/>
    </style:style>
    <style:style style:name="P125" style:parent-style-name="TableContents" style:family="paragraph">
      <style:paragraph-properties fo:margin-left="0in" fo:text-indent="0in">
        <style:tab-stops>
          <style:tab-stop style:type="left" style:position="0.275in"/>
          <style:tab-stop style:type="left" style:position="0.3916in"/>
          <style:tab-stop style:type="left" style:position="0.4333in"/>
        </style:tab-stops>
      </style:paragraph-properties>
    </style:style>
    <style:style style:name="T126" style:parent-style-name="Основнойшрифтабзаца" style:family="text">
      <style:text-properties fo:language="ru" fo:country="RU"/>
    </style:style>
    <style:style style:name="P127" style:parent-style-name="TableContents" style:family="paragraph">
      <style:paragraph-properties fo:margin-left="0in" fo:text-indent="0in">
        <style:tab-stops>
          <style:tab-stop style:type="left" style:position="0.275in"/>
          <style:tab-stop style:type="left" style:position="0.3916in"/>
          <style:tab-stop style:type="left" style:position="0.4333in"/>
        </style:tab-stops>
      </style:paragraph-properties>
      <style:text-properties fo:language="ru" fo:country="RU"/>
    </style:style>
    <style:style style:name="TableRow128" style:family="table-row">
      <style:table-row-properties style:min-row-height="0.568in" style:use-optimal-row-height="false"/>
    </style:style>
    <style:style style:name="TableCell1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3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1" style:parent-style-name="Основнойшрифтабзаца" style:family="text">
      <style:text-properties fo:font-weight="bold" style:font-weight-asian="bold" style:font-weight-complex="bold" fo:font-style="italic" style:font-style-asian="italic" fo:language="ru" fo:country="RU"/>
    </style:style>
    <style:style style:name="T13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3" style:parent-style-name="FootnoteSymbol" style:family="text">
      <style:text-properties fo:font-weight="bold" style:font-weight-asian="bold" style:font-weight-complex="bold" fo:language="ru" fo:country="RU"/>
    </style:style>
    <style:style style:name="P134" style:parent-style-name="Текстсноски" style:family="paragraph">
      <style:paragraph-properties fo:margin-left="0.1965in">
        <style:tab-stops>
          <style:tab-stop style:type="left" style:position="0.1583in"/>
        </style:tab-stops>
      </style:paragraph-properties>
    </style:style>
    <style:style style:name="T135" style:parent-style-name="Основнойшрифтабзаца" style:family="text">
      <style:text-properties style:font-name-asian="Times New Roman" style:font-name-complex="Times New Roman" fo:language="ru" fo:country="RU"/>
    </style:style>
    <style:style style:name="T136" style:parent-style-name="Основнойшрифтабзаца" style:family="text">
      <style:text-properties fo:language="ru" fo:country="RU"/>
    </style:style>
    <style:style style:name="P137" style:parent-style-name="TableContents" style:family="paragraph">
      <style:text-properties fo:language="ru" fo:country="RU"/>
    </style:style>
    <style:style style:name="P138" style:parent-style-name="TableContents" style:family="paragraph">
      <style:text-properties fo:language="ru" fo:country="RU"/>
    </style:style>
    <style:style style:name="P139" style:parent-style-name="TableContents" style:family="paragraph">
      <style:text-properties fo:language="ru" fo:country="RU"/>
    </style:style>
    <style:style style:name="P140" style:parent-style-name="Standard" style:family="paragraph">
      <style:text-properties fo:language="ru" fo:country="RU"/>
    </style:style>
  </office:automatic-styles>
  <office:body>
    <office:text text:use-soft-page-breaks="true">
      <text:p text:style-name="P1">Университет ИТМО, факультет программной инженерии и компьютерной техники</text:p>
      <text:p text:style-name="P2">Двухнедельная отчётная работа по «Информатике»: аннотация к статье</text:p>
      <text:p text:style-name="P3"><text:span text:style-name="T4">Дата прошедшей лекции:<text:s/></text:span><text:span text:style-name="T5">27.09.20</text:span><text:span text:style-name="T6">23</text:span><text:span text:style-name="T7"><text:tab/>Номер прошедшей лекции</text:span><text:span text:style-name="T8">: 2</text:span><text:span text:style-name="T9"><text:tab/>Дата сдачи:<text:s/></text:span><text:span text:style-name="T10">25.10.2023</text:span></text:p>
      <text:p text:style-name="P11"/>
      <text:p text:style-name="P12"><text:span text:style-name="T13">Выполнил(а)<text:s/></text:span><text:span text:style-name="T14"><text:tab/></text:span><text:span text:style-name="T15">Елисеев К. И.</text:span><text:span text:style-name="T16"><text:tab/></text:span><text:span text:style-name="T17">, № группы<text:s/></text:span><text:span text:style-name="T18"><text:tab/></text:span><text:span text:style-name="T19">P</text:span><text:span text:style-name="T20">3108</text:span><text:span text:style-name="T21"><text:tab/></text:span><text:span text:style-name="T22">, оценка<text:s/></text:span><text:span text:style-name="T23"><text:tab/></text:span></text:p>
      <text:p text:style-name="P24"><text:span text:style-name="T25"><text:tab/>Фамилия И.О. студента</text:span><text:span text:style-name="T26"><text:tab/>не заполнять</text:span></text:p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 table:number-columns-spanned="3">
            <text:p text:style-name="TableContents"><text:span text:style-name="T34">Название статьи/главы книги/видеолекции</text:span></text:p>
            <text:p text:style-name="P35">Сжатие информации и основы помехоустойчивого кодирования.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<text:span text:style-name="T39">ФИО автора статьи (или<text:s/></text:span><text:span text:style-name="T40">e</text:span><text:span text:style-name="T41">-</text:span><text:span text:style-name="T42">mail</text:span><text:span text:style-name="T43">)</text:span></text:p>
            <text:p text:style-name="P44">dredsss0<text:span text:style-name="T45"><text:s/>(Хабр)</text:span></text:p>
          </table:table-cell>
          <table:table-cell table:style-name="TableCell46">
            <text:p text:style-name="P47"><text:span text:style-name="T48">Дата<text:s/></text:span><text:span text:style-name="T49">публикации</text:span></text:p>
            <text:p text:style-name="P50"><text:span text:style-name="T51">(не старше 2020 года)</text:span></text:p>
            <text:p text:style-name="TableContents"><text:span text:style-name="T52"><text:s/></text:span><text:span text:style-name="T53">"3" января<text:s/></text:span>202<text:span text:style-name="T54">0 г.</text:span></text:p>
          </table:table-cell>
          <table:table-cell table:style-name="TableCell55">
            <text:p text:style-name="P56"><text:span text:style-name="T57">Размер статьи</text:span></text:p>
            <text:p text:style-name="P58"><text:span text:style-name="T59">(от 4</text:span><text:span text:style-name="T60">00</text:span><text:span text:style-name="T61"><text:s/>слов)</text:span></text:p>
            <text:p text:style-name="P62"><text:span text:style-name="T63">508</text:span></text:p>
          </table:table-cell>
        </table:table-row>
        <table:table-row table:style-name="TableRow64">
          <table:table-cell table:style-name="TableCell65" table:number-columns-spanned="3">
            <text:p text:style-name="TableContents"><text:span text:style-name="T66">Прямая полная ссылка на источник или сокращённая ссылка (</text:span><text:span text:style-name="T67">bit</text:span><text:span text:style-name="T68">.</text:span><text:span text:style-name="T69">ly</text:span><text:span text:style-name="T70">,<text:s/></text:span><text:span text:style-name="T71">tr</text:span><text:span text:style-name="T72">.</text:span><text:span text:style-name="T73">im</text:span><text:span text:style-name="T74"><text:s/>и т.п.)</text:span></text:p>
            <text:p text:style-name="TableContents"><text:a xlink:href="https://habr.com/ru/articles/482728/" office:target-frame-name="_top" xlink:show="replace"><text:span text:style-name="T75">https</text:span><text:span text:style-name="T76">://</text:span><text:span text:style-name="T77">habr</text:span><text:span text:style-name="T78">.</text:span><text:span text:style-name="T79">com</text:span><text:span text:style-name="T80">/</text:span><text:span text:style-name="T81">ru</text:span><text:span text:style-name="T82">/</text:span><text:span text:style-name="T83">articles</text:span><text:span text:style-name="T84">/482728/</text:span></text:a></text:p>
          </table:table-cell>
          <table:covered-table-cell/>
          <table:covered-table-cell/>
        </table:table-row>
        <table:table-row table:style-name="TableRow85">
          <table:table-cell table:style-name="TableCell86" table:number-columns-spanned="3">
            <text:p text:style-name="TableContents"><text:span text:style-name="T87">Теги, ключевые слова или словосочетания</text:span></text:p>
            <text:p text:style-name="P88">Jpegсжатие, данныхсжатие, изображений</text:p>
            <text:p text:style-name="P89"/>
          </table:table-cell>
          <table:covered-table-cell/>
          <table:covered-table-cell/>
        </table:table-row>
        <table:table-row table:style-name="TableRow90">
          <table:table-cell table:style-name="TableCell91" table:number-columns-spanned="3">
            <text:p text:style-name="TableContents"><text:span text:style-name="T92">Перечень фактов, упомянутых в статье<text:s/></text:span><text:span text:style-name="T93">(минимум три пункта)</text:span></text:p>
            <text:list text:style-name="LFO1" text:continue-numbering="true">
              <text:list-item>
                <text:p text:style-name="P94"><text:span text:style-name="T95"><text:s/></text:span><text:span text:style-name="T96">Jpeg</text:span><text:span text:style-name="T97"><text:s/>один из самых популярных растровых графических форматов.</text:span></text:p>
              </text:list-item>
              <text:list-item>
                <text:p text:style-name="P98"><text:span text:style-name="T99"><text:s/></text:span><text:span text:style-name="T100">Jpeg</text:span><text:span text:style-name="T101"><text:s/>был разработан Объединённой группой экспертов по фотографии в 1991 году.</text:span></text:p>
              </text:list-item>
              <text:list-item>
                <text:p text:style-name="P102"><text:span text:style-name="T103">Перед контрольным сжатием данные меняют с<text:s/></text:span>RGB<text:span text:style-name="T104"><text:s/>на<text:s/></text:span>YCbCr<text:span text:style-name="T105">, далее делают<text:s/></text:span><text:span text:style-name="T106">“прореживание”.</text:span></text:p>
              </text:list-item>
              <text:list-item>
                <text:p text:style-name="P107">Картинка разбивается на блоки 8 х 8 и к каждому блоку применяется ДКП.</text:p>
              </text:list-item>
              <text:list-item>
                <text:p text:style-name="P108"><text:span text:style-name="T109">Для большего сжатия делается квантование.</text:span></text:p>
              </text:list-item>
            </text:list>
          </table:table-cell>
          <table:covered-table-cell/>
          <table:covered-table-cell/>
        </table:table-row>
        <table:table-row table:style-name="TableRow110">
          <table:table-cell table:style-name="TableCell111" table:number-columns-spanned="3">
            <text:p text:style-name="TableContents"><text:span text:style-name="T112">Позитивные следствия и/или достоинства описанной в статье технологии (минимум три пункта)</text:span></text:p>
            <text:list text:style-name="LFO2" text:continue-numbering="true">
              <text:list-item>
                <text:p text:style-name="P113"><text:span text:style-name="T114">С помощью формата<text:s/></text:span>JPEG<text:span text:style-name="T115"><text:s/>можно хранить фотоизображения и изображения подобные им.</text:span></text:p>
              </text:list-item>
              <text:list-item>
                <text:p text:style-name="P116">С применение методов сжатия (ДКП, квантование) можно уменьшить объём данных изображения.</text:p>
              </text:list-item>
              <text:list-item>
                <text:p text:style-name="P117"><text:span text:style-name="T118">Формат<text:s/></text:span>JPEG<text:s/><text:span text:style-name="T119">кроссплатформенен<text:s/></text:span></text:p>
              </text:list-item>
            </text:list>
          </table:table-cell>
          <table:covered-table-cell/>
          <table:covered-table-cell/>
        </table:table-row>
        <table:table-row table:style-name="TableRow120">
          <table:table-cell table:style-name="TableCell121" table:number-columns-spanned="3">
            <text:p text:style-name="TableContents"><text:span text:style-name="T122">Негативные следствия и/или недостатки описанной в статье технологии (минимум три<text:s/></text:span><text:span text:style-name="T123">пункта)</text:span></text:p>
            <text:list text:style-name="LFO3" text:continue-numbering="true">
              <text:list-item>
                <text:p text:style-name="P124">Возможность потери данных.</text:p>
              </text:list-item>
              <text:list-item>
                <text:p text:style-name="P125">JPEG<text:s/><text:span text:style-name="T126">не поддерживает прозрачность.</text:span></text:p>
              </text:list-item>
              <text:list-item>
                <text:p text:style-name="P127"><text:s/>Засорение данных из-за артефактов сжатия.</text:p>
              </text:list-item>
            </text:list>
          </table:table-cell>
          <table:covered-table-cell/>
          <table:covered-table-cell/>
        </table:table-row>
        <table:table-row table:style-name="TableRow128">
          <table:table-cell table:style-name="TableCell129" table:number-columns-spanned="3">
            <text:p text:style-name="TableContents"><text:span text:style-name="T130">Ваши замечания, пожелания преподавателю<text:s/></text:span><text:span text:style-name="T131">или</text:span><text:span text:style-name="T132"><text:s/>анекдот о программистах</text:span><text:span text:style-name="T133"><text:note text:note-class="footnote" text:id="_ftn0"><text:note-citation>1</text:note-citation><text:note-body><text:p text:style-name="P134"><text:span text:style-name="T135"><text:tab/></text:span><text:span text:style-name="T136">Наличие этой графы не влияет на оценку</text:span></text:p></text:note-body></text:note></text:span></text:p>
            <text:p text:style-name="P137">Сидит программист в баре,<text:s/>пьет пиво. К нему подходит девица:</text:p>
            <text:p text:style-name="P138">— Если хочешь хорошо отдохнуть сегодня, то меня зовут Бетти...</text:p>
            <text:p text:style-name="P139">— А если я не хочу сегодня хорошо отдохнуть, то как тебя зовут?</text:p>
          </table:table-cell>
          <table:covered-table-cell/>
          <table:covered-table-cell/>
        </table:table-row>
      </table:table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 Cyr" svg:font-family="Times New Roman Cyr" style:font-family-generic="swiss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Заголовок10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Заголовок10" style:next-style-name="Textbody" style:default-outline-level="2">
      <style:paragraph-properties fo:margin-top="0.1388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аголовок10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paragraph-properties fo:widows="0" fo:orphans="0"/>
      <style:text-properties style:font-name-asian="Andale Sans UI" style:font-name-complex="Tahoma" style:letter-kerning="true" fo:font-size="12pt" style:font-size-asian="12pt" style:font-size-complex="12pt" fo:language="en" fo:country="US" style:language-asian="zh" style:country-asian="CN" style:language-complex="en" style:country-complex="US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0" fo:orphans="0"/>
      <style:text-properties style:font-name-asian="Andale Sans UI" style:font-name-complex="Tahoma" style:letter-kerning="true" fo:font-size="12pt" style:font-size-asian="12pt" style:font-size-complex="12pt" fo:language="en" fo:country="US" style:language-asian="zh" style:country-asian="CN" style:language-complex="en" style:country-complex="US" fo:hyphenate="false"/>
    </style:style>
    <style:style style:name="Heading" style:display-name="Heading" style:family="paragraph" style:parent-style-name="Заголовок10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10" style:display-name="Заголовок1" style:family="paragraph" style:parent-style-name="Обычный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 Unicode MS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Обычный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hyphenate="false"/>
    </style:style>
    <style:style style:name="Указатель1" style:display-name="Указатель1" style:family="paragraph" style:parent-style-name="Обычный">
      <style:paragraph-properties text:number-lines="false"/>
      <style:text-properties style:font-name-complex="Arial Unicode MS" fo:hyphenate="false"/>
    </style:style>
    <style:style style:name="Названиеобъекта1" style:display-name="Название объекта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Обычный">
      <style:paragraph-properties text:number-lines="false"/>
      <style:text-properties fo:hyphenate="false"/>
    </style:style>
    <style:style style:name="Текстсноски" style:display-name="Текст сноски" style:family="paragraph" style:parent-style-name="Обычный">
      <style:text-properties fo:font-size="10pt" style:font-size-asian="10pt" style:font-size-complex="10pt" fo:hyphenate="false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1944in" fo:margin-bottom="0.0826in"/>
      <style:text-properties style:font-name-asian="Times New Roman" style:font-name-complex="Times New Roman" fo:language="ru" fo:country="RU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Обычный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Подзаголовок" style:display-name="Подзаголовок" style:family="paragraph" style:parent-style-name="Заголовок10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Обычнаятаблица1" style:display-name="Обычная таблица1" style:family="paragraph">
      <style:paragraph-properties style:vertical-align="auto"/>
      <style:text-properties style:font-name-asian="Andale Sans UI" fo:language="en" fo:country="US" style:language-asian="en" style:country-asian="US" fo:hyphenate="tru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fo:font-weight="normal" style:font-weight-asian="normal" style:font-weight-complex="normal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Основнойшрифтабзаца1" style:display-name="Основной шрифт абзаца1" style:family="text"/>
    <style:style style:name="ТекстсноскиЗнак" style:display-name="Текст сноски Знак" style:family="text">
      <style:text-properties style:letter-kerning="true" fo:language="en" fo:country="US" style:language-complex="en" style:country-complex="US"/>
    </style:style>
    <style:style style:name="FootnoteSymbol" style:display-name="Footnote Symbol" style:family="text">
      <style:text-properties style:text-position="super 65%"/>
    </style:style>
    <style:style style:name="Гиперссылка" style:display-name="Гиперссылка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Знаксноски" style:display-name="Знак сноски" style:family="text">
      <style:text-properties style:text-position="super 65%"/>
    </style:style>
    <style:style style:name="Знакконцевойсноски" style:display-name="Знак концевой сноски" style:family="text">
      <style:text-properties style:text-position="super 65%"/>
    </style:style>
    <style:style style:name="EndnoteSymbol" style:display-name="Endnote Symbol" style:family="text"/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5%"/>
    </style:style>
    <style:style style:name="Endnoteanchor" style:display-name="Endnote anchor" style:family="text">
      <style:text-properties style:text-position="super 65%"/>
    </style: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3937in" fo:margin-bottom="0.2958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ladimir Sosnin</meta:initial-creator>
    <dc:creator>Елисеев Константин Иванович</dc:creator>
    <meta:creation-date>2016-10-10T08:06:00Z</meta:creation-date>
    <dc:date>2023-10-24T20:21:00Z</dc:date>
    <meta:print-date>1899-12-31T21:00:00Z</meta:print-date>
    <meta:template xlink:href="Normal.dotm" xlink:type="simple"/>
    <meta:editing-cycles>4</meta:editing-cycles>
    <meta:editing-duration>PT630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91" meta:character-count="1947" meta:row-count="13" meta:non-whitespace-character-count="1659"/>
  </office:meta>
</office:document-meta>
</file>